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19200000250ECDCEE63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cfe7ff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b0b0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02cm" svg:stroke-color="#000000" draw:marker-start-width="0.352cm" draw:marker-end-width="0.352cm" draw:fill="solid" draw:fill-color="#ffffd0" draw:textarea-vertical-align="middle" fo:padding-top="0.175cm" fo:padding-bottom="0.175cm" fo:padding-left="0.3cm" fo:padding-right="0.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bfffd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02cm" draw:marker-start-width="0.352cm" draw:marker-end="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02cm" draw:marker-start="Arrow" draw:marker-start-width="0.406cm" draw:marker-end="" draw:marker-end-width="0.452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6.031cm" svg:height="1.758cm" svg:x="17.123cm" svg:y="2.599cm">
          <text:p text:style-name="P1">Configuration files</text:p>
          <text:p text:style-name="P1">to verify</text:p>
        </draw:rect>
        <draw:line draw:style-name="gr2" draw:text-style-name="P1" draw:layer="layout" svg:x1="12.605cm" svg:y1="7.013cm" svg:x2="12.605cm" svg:y2="8.576cm">
          <text:p/>
        </draw:line>
        <draw:frame draw:style-name="gr3" draw:layer="layout" svg:width="5.929cm" svg:height="0.962cm" svg:x="6.284cm" svg:y="7.286cm">
          <draw:text-box>
            <text:p>Learned rules</text:p>
          </draw:text-box>
        </draw:frame>
        <draw:line draw:style-name="gr2" draw:text-style-name="P1" draw:layer="layout" svg:x1="6.366cm" svg:y1="4.847cm" svg:x2="9.691cm" svg:y2="4.847cm">
          <text:p/>
        </draw:line>
        <draw:frame draw:style-name="gr3" draw:layer="layout" svg:width="3.004cm" svg:height="0.962cm" svg:x="24.759cm" svg:y="2.77cm">
          <draw:text-box>
            <text:p>Yes / No</text:p>
          </draw:text-box>
        </draw:frame>
        <draw:rect draw:style-name="gr4" draw:text-style-name="P1" draw:layer="layout" svg:width="4.865cm" svg:height="1.424cm" svg:x="10.379cm" svg:y="8.702cm">
          <text:p text:style-name="P1">Learner</text:p>
        </draw:rect>
        <draw:circle draw:style-name="gr5" draw:text-style-name="P2" draw:layer="layout" svg:width="1.353cm" svg:height="1.353cm" svg:x="18.454cm" svg:y="5.932cm">
          <text:p text:style-name="P2"><text:span text:style-name="T1">+</text:span></text:p>
        </draw:circle>
        <draw:line draw:style-name="gr2" draw:text-style-name="P1" draw:layer="layout" svg:x1="19.126cm" svg:y1="8.767cm" svg:x2="19.126cm" svg:y2="7.285cm">
          <text:p/>
        </draw:line>
        <draw:frame draw:style-name="gr6" draw:text-style-name="P1" draw:layer="layout" svg:width="1.439cm" svg:height="2.158cm" svg:x="19.892cm" svg:y="0.251cm">
          <draw:image xlink:href="Pictures/100002010000019200000250ECDCEE63.png" xlink:type="simple" xlink:show="embed" xlink:actuate="onLoad">
            <text:p/>
          </draw:image>
        </draw:frame>
        <draw:rect draw:style-name="gr4" draw:text-style-name="P1" draw:layer="layout" svg:width="3.329cm" svg:height="1.567cm" svg:x="17.62cm" svg:y="8.767cm">
          <text:p text:style-name="P1">Rules</text:p>
        </draw:rect>
        <draw:g>
          <draw:custom-shape draw:style-name="gr7" draw:text-style-name="P1" draw:layer="layout" svg:width="4.386cm" svg:height="2.324cm" draw:transform="rotate (3.1415926535892) translate (5.782cm 5.318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" draw:text-style-name="P1" draw:layer="layout" svg:width="4.386cm" svg:height="2.324cm" draw:transform="rotate (3.1415926535892) translate (5.211cm 6.048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" draw:text-style-name="P1" draw:layer="layout" svg:width="4.386cm" svg:height="2.324cm" draw:transform="rotate (3.1415926535892) translate (4.683cm 6.802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3" draw:text-style-name="P1" draw:layer="layout" svg:width="5.083cm" svg:height="1.673cm" svg:x="0.128cm" svg:y="4.95cm">
            <draw:text-box>
              <text:p text:style-name="P1">Configuration </text:p>
              <text:p text:style-name="P1">files</text:p>
            </draw:text-box>
          </draw:frame>
        </draw:g>
        <draw:custom-shape draw:style-name="gr7" draw:text-style-name="P1" draw:layer="layout" svg:width="4.386cm" svg:height="2.324cm" draw:transform="rotate (3.1415926535892) translate (15.395cm 5.31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4.386cm" svg:height="2.324cm" draw:transform="rotate (3.1415926535892) translate (14.824cm 6.04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4.386cm" svg:height="2.324cm" draw:transform="rotate (3.1415926535892) translate (14.296cm 6.802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1" draw:layer="layout" svg:width="5.083cm" svg:height="0.962cm" svg:x="9.551cm" svg:y="5.218cm">
          <draw:text-box>
            <text:p text:style-name="P1">Typed</text:p>
          </draw:text-box>
        </draw:frame>
        <draw:frame draw:style-name="gr3" draw:layer="layout" svg:width="5.929cm" svg:height="0.962cm" svg:x="6.366cm" svg:y="3.685cm">
          <draw:text-box>
            <text:p>Translate</text:p>
          </draw:text-box>
        </draw:frame>
        <draw:line draw:style-name="gr2" draw:text-style-name="P1" draw:layer="layout" svg:x1="15.464cm" svg:y1="9.513cm" svg:x2="17.528cm" svg:y2="9.513cm">
          <text:p/>
        </draw:line>
        <draw:line draw:style-name="gr2" draw:text-style-name="P1" draw:layer="layout" svg:x1="19.15cm" svg:y1="4.369cm" svg:x2="19.15cm" svg:y2="5.932cm">
          <text:p/>
        </draw:line>
        <draw:line draw:style-name="gr2" draw:text-style-name="P1" draw:layer="layout" svg:x1="19.807cm" svg:y1="6.561cm" svg:x2="23.132cm" svg:y2="6.561cm">
          <text:p/>
        </draw:line>
        <draw:line draw:style-name="gr8" draw:text-style-name="P1" draw:layer="layout" svg:x1="24.833cm" svg:y1="6.087cm" svg:x2="24.833cm" svg:y2="1.335cm">
          <text:p/>
        </draw:line>
        <draw:line draw:style-name="gr9" draw:text-style-name="P1" draw:layer="layout" svg:x1="21.499cm" svg:y1="1.4cm" svg:x2="24.824cm" svg:y2="1.4cm">
          <text:p/>
        </draw:line>
        <draw:custom-shape draw:style-name="gr10" draw:text-style-name="P1" draw:layer="layout" svg:width="3.539cm" svg:height="2.241cm" svg:x="23.086cm" svg:y="5.448cm">
          <text:p text:style-name="P1">Pa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0.59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516cm" svg:x="1cm" svg:y="4.162cm"/>
      <draw:page-thumbnail draw:layer="backgroundobjects" svg:width="9.294cm" svg:height="3.516cm" svg:x="1cm" svg:y="12.21cm"/>
      <draw:page-thumbnail draw:layer="backgroundobjects" svg:width="9.294cm" svg:height="3.516cm" svg:x="1cm" svg:y="20.258cm"/>
      <draw:page-thumbnail draw:layer="backgroundobjects" svg:width="9.294cm" svg:height="3.516cm" svg:x="11.295cm" svg:y="4.162cm"/>
      <draw:page-thumbnail draw:layer="backgroundobjects" svg:width="9.294cm" svg:height="3.516cm" svg:x="11.295cm" svg:y="12.21cm"/>
      <draw:page-thumbnail draw:layer="backgroundobjects" svg:width="9.294cm" svg:height="3.516cm" svg:x="11.295cm" svg:y="20.25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nan Zhai</meta:initial-creator>
    <meta:creation-date>2016-01-05T10:03:58</meta:creation-date>
    <meta:editing-duration>PT2H34M44S</meta:editing-duration>
    <meta:editing-cycles>6</meta:editing-cycles>
    <dc:date>2016-01-28T21:29:20</dc:date>
    <dc:creator>Ennan Zhai</dc:creator>
    <meta:generator>OpenOffice/4.0.1$Unix OpenOffice.org_project/401m5$Build-9714</meta:generator>
    <meta:document-statistic meta:object-count="49"/>
  </office:meta>
</office:document-meta>
</file>